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table:align="left" style:writing-mode="lr-tb"/>
    </style:style>
    <style:style style:name="Table1.A" style:family="table-column">
      <style:table-column-properties style:column-width="3.4049in"/>
    </style:style>
    <style:style style:name="Table1.B" style:family="table-column">
      <style:table-column-properties style:column-width="2.8632in"/>
    </style:style>
    <style:style style:name="Table1.A1" style:family="table-cell">
      <style:table-cell-properties style:vertical-align="middle" fo:background-color="#f3f3f3" fo:padding-left="0.0299in" fo:padding-right="0.0299in" fo:padding-top="0.0201in" fo:padding-bottom="0.0201in" fo:border="0.05pt solid #000000">
        <style:background-image/>
      </style:table-cell-properties>
    </style:style>
    <style:style style:name="Table1.A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background-color="#ffffff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" style:family="table">
      <style:table-properties style:width="4.6271in" table:align="left" style:writing-mode="lr-tb"/>
    </style:style>
    <style:style style:name="Table2.A" style:family="table-column">
      <style:table-column-properties style:column-width="1.4382in"/>
    </style:style>
    <style:style style:name="Table2.B" style:family="table-column">
      <style:table-column-properties style:column-width="1.5632in"/>
    </style:style>
    <style:style style:name="Table2.C" style:family="table-column">
      <style:table-column-properties style:column-width="1.6257in"/>
    </style:style>
    <style:style style:name="Table2.A1" style:family="table-cell">
      <style:table-cell-properties style:vertical-align="middle" fo:background-color="#f3f3f3" fo:padding-left="0.0299in" fo:padding-right="0.0299in" fo:padding-top="0.0201in" fo:padding-bottom="0.0201in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f3f3f3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2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2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3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3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3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4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4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4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5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5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5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6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6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6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7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7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7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8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8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8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9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9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9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0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0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0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1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1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1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2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2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2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3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3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3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4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4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4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5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5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5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6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6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6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7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7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7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8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8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8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19" style:family="table-cell">
      <style:table-cell-properties style:vertical-align="middle" fo:padding-left="0.0299in" fo:padding-right="0.0299in" fo:padding-top="0in" fo:padding-bottom="0in" fo:border-left="0.05pt solid #000000" fo:border-right="0.05pt solid #000000" fo:border-top="none" fo:border-bottom="none"/>
    </style:style>
    <style:style style:name="Table2.B19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C19" style:family="table-cell">
      <style:table-cell-properties style:vertical-align="middle" fo:padding-left="0in" fo:padding-right="0.0299in" fo:padding-top="0in" fo:padding-bottom="0in" fo:border-left="none" fo:border-right="0.05pt solid #000000" fo:border-top="none" fo:border-bottom="none"/>
    </style:style>
    <style:style style:name="Table2.A2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3" style:family="table">
      <style:table-properties style:width="6.2681in" table:align="margins" fo:background-color="transparent">
        <style:background-image/>
      </style:table-properties>
    </style:style>
    <style:style style:name="Table3.A" style:family="table-column">
      <style:table-column-properties style:column-width="2.0889in" style:rel-column-width="21840*"/>
    </style:style>
    <style:style style:name="Table3.B" style:family="table-column">
      <style:table-column-properties style:column-width="2.0896in" style:rel-column-width="21847*"/>
    </style:style>
    <style:style style:name="Table3.C" style:family="table-column">
      <style:table-column-properties style:column-width="2.0896in" style:rel-column-width="2184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0pt" officeooo:rsid="0004811e" officeooo:paragraph-rsid="0004811e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2pt" officeooo:rsid="0004811e" officeooo:paragraph-rsid="0004811e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 fo:orphans="0" fo:widows="0" fo:padding="0in" fo:border="non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3.4445in" fo:margin-right="0in" fo:margin-top="0in" fo:margin-bottom="0.0835in" loext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" fo:font-size="14pt" officeooo:rsid="0004811e" officeooo:paragraph-rsid="0004811e" style:font-name-asian="Times New Roman1" style:font-size-asian="14pt" style:font-name-complex="Times New Roman1" style:font-size-complex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color="#000000"/>
    </style:style>
    <style:style style:name="P16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rsid="000506d3" officeooo:paragraph-rsid="000506d3" fo:background-color="transparent" style:font-name-asian="Times New Roman1" style:font-size-asian="12pt" style:font-name-complex="Times New Roman1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21" style:family="paragraph" style:parent-style-name="Table_20_Contents">
      <style:paragraph-properties fo:line-height="100%" fo:text-align="justify" style:justify-single-word="false"/>
      <style:text-properties style:font-name="Times New Roman" fo:font-size="8pt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 style:list-style-name="WWNum1">
      <style:paragraph-properties fo:margin-left="0.5in" fo:margin-right="0in" fo:orphans="0" fo:widows="0" fo:text-indent="-0.25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-0.25in" style:auto-text-indent="false"/>
      <style:text-properties style:font-name="Times New Roman" fo:font-size="14pt" officeooo:paragraph-rsid="0004811e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 fo:orphans="0" fo:widows="0" fo:padding="0in" fo:border="none"/>
      <style:text-properties fo:font-size="10pt" style:font-size-asian="10pt" style:font-size-complex="10pt"/>
    </style:style>
    <style:style style:name="P29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officeooo:rsid="0007e4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сковский авиационный институт</text:p>
      <text:p text:style-name="P4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2"><text:s/></text:p>
      <text:p text:style-name="P2"><text:s/></text:p>
      <text:p text:style-name="P2"><text:s/></text:p>
      <text:p text:style-name="P2"><text:s/></text:p>
      <text:p text:style-name="P5">Лабораторная работа № 1</text:p>
      <text:p text:style-name="P6">Тема: Простые классы на языке С++</text:p>
      <text:p text:style-name="P2"/>
      <text:p text:style-name="P7"><text:s/></text:p>
      <text:p text:style-name="P7"><text:s/></text:p>
      <text:p text:style-name="P2"><text:s/></text:p>
      <text:p text:style-name="P12">Студент: Короткевич Леонид Витальевич</text:p>
      <text:p text:style-name="P12">Группа: 80-208</text:p>
      <text:p text:style-name="P12">Преподаватель: Чернышов Л.Н.</text:p>
      <text:p text:style-name="P12">Дата:</text:p>
      <text:p text:style-name="P12">Оценка:</text:p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2">Москва, 2020</text:p>
      <text:list xml:id="list1000943509" text:style-name="WWNum1">
        <text:list-item>
          <text:p text:style-name="P24"><text:soft-page-break/>Постановка задачи</text:p>
        </text:list-item>
      </text:list>
      <text:p text:style-name="P8"><text:tab/>Создать класс Address для работы с адресами домов. Адрес должен состоять из строк с названием города и улицы и чисел с номером дома и квартиры. Реализовать операции сравнения адресов, а также операции проверки принадлежности адреса к улице и городу. В операциях не должен учитываться регистр строки. Так же необходимо сделать операцию, которая возвращает истину если два адреса находятся по соседству (на одной улице в одном городе и дома стоят подряд).</text:p>
      <text:p text:style-name="P8"/>
      <text:list xml:id="list42522373253178" text:continue-numbering="true" text:style-name="WWNum1">
        <text:list-item>
          <text:p text:style-name="P25">Описание программы 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main.cpp</text:p>
          </table:table-cell>
          <table:covered-table-cell/>
        </table:table-row>
        <table:table-row>
          <table:table-cell table:style-name="Table1.A2" office:value-type="string">
            <text:p text:style-name="Table_20_Contents">std::string to_lower(const std::string &amp;str)</text:p>
          </table:table-cell>
          <table:table-cell table:style-name="Table1.B2" office:value-type="string">
            <text:p text:style-name="Table_20_Contents">для сравнения строк без учета регистра</text:p>
          </table:table-cell>
        </table:table-row>
        <table:table-row>
          <table:table-cell table:style-name="Table1.A3" office:value-type="string">
            <text:p text:style-name="P15">Address()</text:p>
          </table:table-cell>
          <table:table-cell table:style-name="Table1.B3" office:value-type="string">
            <text:p text:style-name="Table_20_Contents">конструктор по умолчанию </text:p>
          </table:table-cell>
        </table:table-row>
        <table:table-row>
          <table:table-cell table:style-name="Table1.A4" office:value-type="string">
            <text:p text:style-name="Table_20_Contents">Address(const std::string &amp;new_town, const std::string &amp;new_street,<text:line-break/>const int &amp;new_apt, const int &amp;new_house)</text:p>
          </table:table-cell>
          <table:table-cell table:style-name="Table1.B4" office:value-type="string">
            <text:p text:style-name="Table_20_Contents">конструктор с 4 параметрами</text:p>
          </table:table-cell>
        </table:table-row>
        <table:table-row>
          <table:table-cell table:style-name="Table1.A5" office:value-type="string">
            <text:p text:style-name="Table_20_Contents">bool operator==(Address const &amp;rhs) const</text:p>
          </table:table-cell>
          <table:table-cell table:style-name="Table1.B5" office:value-type="string">
            <text:p text:style-name="Table_20_Contents">оператор сравнения экземпляров класса</text:p>
          </table:table-cell>
        </table:table-row>
        <table:table-row>
          <table:table-cell table:style-name="Table1.A6" office:value-type="string">
            <text:p text:style-name="Table_20_Contents">bool inTown(std::string const &amp;aTown) const</text:p>
          </table:table-cell>
          <table:table-cell table:style-name="Table1.B6" office:value-type="string">
            <text:p text:style-name="Table_20_Contents">константный метод: принадлежность городу</text:p>
          </table:table-cell>
        </table:table-row>
        <table:table-row>
          <table:table-cell table:style-name="Table1.A7" office:value-type="string">
            <text:p text:style-name="Table_20_Contents">bool inStreet(std::string const &amp;aStreet) const</text:p>
          </table:table-cell>
          <table:table-cell table:style-name="Table1.B7" office:value-type="string">
            <text:p text:style-name="Table_20_Contents">константный метод: принадлежность улице</text:p>
          </table:table-cell>
        </table:table-row>
        <table:table-row>
          <table:table-cell table:style-name="Table1.A8" office:value-type="string">
            <text:p text:style-name="Table_20_Contents">bool isNeighs(Address const &amp;rhs) const</text:p>
          </table:table-cell>
          <table:table-cell table:style-name="Table1.B8" office:value-type="string">
            <text:p text:style-name="Table_20_Contents">константный метод: проверка, является ли соседом</text:p>
          </table:table-cell>
        </table:table-row>
        <table:table-row>
          <table:table-cell table:style-name="Table1.A9" office:value-type="string">
            <text:p text:style-name="Table_20_Contents">void display() const</text:p>
          </table:table-cell>
          <table:table-cell table:style-name="Table1.B9" office:value-type="string">
            <text:p text:style-name="Table_20_Contents">константный метод: вывод всей информации адресе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42521560173911" text:continue-numbering="true" text:style-name="WWNum1">
        <text:list-item>
          <text:p text:style-name="P27"><text:soft-page-break/>Набор <text:s/>тестов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test_01.txt</text:p>
          </table:table-cell>
          <table:table-cell table:style-name="Table2.B1" office:value-type="string">
            <text:p text:style-name="Table_20_Contents">test_02.txt</text:p>
          </table:table-cell>
          <table:table-cell table:style-name="Table2.B1" office:value-type="string">
            <text:p text:style-name="Table_20_Contents">test_03.txt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B2" office:value-type="string">
            <text:p text:style-name="P22">1</text:p>
          </table:table-cell>
          <table:table-cell table:style-name="Table2.C2" office:value-type="string">
            <text:p text:style-name="P22">1</text:p>
          </table:table-cell>
        </table:table-row>
        <table:table-row>
          <table:table-cell table:style-name="Table2.A3" office:value-type="string">
            <text:p text:style-name="P22">msk fest 4 3</text:p>
          </table:table-cell>
          <table:table-cell table:style-name="Table2.B3" office:value-type="string">
            <text:p text:style-name="P22">ekb lenina 123 1</text:p>
          </table:table-cell>
          <table:table-cell table:style-name="Table2.C3" office:value-type="string">
            <text:p text:style-name="P22">ufa zelenka 2 3</text:p>
          </table:table-cell>
        </table:table-row>
        <table:table-row>
          <table:table-cell table:style-name="Table2.A4" office:value-type="string">
            <text:p text:style-name="P22">1</text:p>
          </table:table-cell>
          <table:table-cell table:style-name="Table2.B4" office:value-type="string">
            <text:p text:style-name="P22">1</text:p>
          </table:table-cell>
          <table:table-cell table:style-name="Table2.C4" office:value-type="string">
            <text:p text:style-name="P22">1</text:p>
          </table:table-cell>
        </table:table-row>
        <table:table-row>
          <table:table-cell table:style-name="Table2.A5" office:value-type="string">
            <text:p text:style-name="P22">spb fest 4 3</text:p>
          </table:table-cell>
          <table:table-cell table:style-name="Table2.B5" office:value-type="string">
            <text:p text:style-name="P22">EKB LENINa 123 1</text:p>
          </table:table-cell>
          <table:table-cell table:style-name="Table2.C5" office:value-type="string">
            <text:p text:style-name="P22">ufa ZELENKA 4 5</text:p>
          </table:table-cell>
        </table:table-row>
        <table:table-row>
          <table:table-cell table:style-name="Table2.A6" office:value-type="string">
            <text:p text:style-name="P22">1</text:p>
          </table:table-cell>
          <table:table-cell table:style-name="Table2.B6" office:value-type="string">
            <text:p text:style-name="P22">1</text:p>
          </table:table-cell>
          <table:table-cell table:style-name="Table2.C6" office:value-type="string">
            <text:p text:style-name="P22">1</text:p>
          </table:table-cell>
        </table:table-row>
        <table:table-row>
          <table:table-cell table:style-name="Table2.A7" office:value-type="string">
            <text:p text:style-name="P22">msK fesT 4 3</text:p>
          </table:table-cell>
          <table:table-cell table:style-name="Table2.B7" office:value-type="string">
            <text:p text:style-name="P22">ekb lenina 123 1</text:p>
          </table:table-cell>
          <table:table-cell table:style-name="Table2.C7" office:value-type="string">
            <text:p text:style-name="P22">istra lenina 2 1</text:p>
          </table:table-cell>
        </table:table-row>
        <table:table-row>
          <table:table-cell table:style-name="Table2.A8" office:value-type="string">
            <text:p text:style-name="P22">3</text:p>
          </table:table-cell>
          <table:table-cell table:style-name="Table2.B8" office:value-type="string">
            <text:p text:style-name="P22">7</text:p>
          </table:table-cell>
          <table:table-cell table:style-name="Table2.C8" office:value-type="string">
            <text:p text:style-name="P22">4</text:p>
          </table:table-cell>
        </table:table-row>
        <table:table-row>
          <table:table-cell table:style-name="Table2.A9" office:value-type="string">
            <text:p text:style-name="P22">1 2</text:p>
          </table:table-cell>
          <table:table-cell table:style-name="Table2.B9" office:value-type="string">
            <text:p text:style-name="P22">6</text:p>
          </table:table-cell>
          <table:table-cell table:style-name="Table2.C9" office:value-type="string">
            <text:p text:style-name="P22">1 zelenKA</text:p>
          </table:table-cell>
        </table:table-row>
        <table:table-row>
          <table:table-cell table:style-name="Table2.A10" office:value-type="string">
            <text:p text:style-name="P22">3</text:p>
          </table:table-cell>
          <table:table-cell table:style-name="Table2.B10" office:value-type="string">
            <text:p text:style-name="P22">1 3</text:p>
          </table:table-cell>
          <table:table-cell table:style-name="Table2.C10" office:value-type="string">
            <text:p text:style-name="P22">4</text:p>
          </table:table-cell>
        </table:table-row>
        <table:table-row>
          <table:table-cell table:style-name="Table2.A11" office:value-type="string">
            <text:p text:style-name="P22">1 3</text:p>
          </table:table-cell>
          <table:table-cell table:style-name="Table2.B11" office:value-type="string">
            <text:p text:style-name="P22">6</text:p>
          </table:table-cell>
          <table:table-cell table:style-name="Table2.C11" office:value-type="string">
            <text:p text:style-name="P22">1 zelenka</text:p>
          </table:table-cell>
        </table:table-row>
        <table:table-row>
          <table:table-cell table:style-name="Table2.A12" office:value-type="string">
            <text:p text:style-name="P22">7</text:p>
          </table:table-cell>
          <table:table-cell table:style-name="Table2.B12" office:value-type="string">
            <text:p text:style-name="P22">1 2</text:p>
          </table:table-cell>
          <table:table-cell table:style-name="Table2.C12" office:value-type="string">
            <text:p text:style-name="P22">4</text:p>
          </table:table-cell>
        </table:table-row>
        <table:table-row>
          <table:table-cell table:style-name="Table2.A13" office:value-type="string">
            <text:p text:style-name="P22">2</text:p>
          </table:table-cell>
          <table:table-cell table:style-name="Table2.B13" office:value-type="string">
            <text:p text:style-name="P22">1</text:p>
          </table:table-cell>
          <table:table-cell table:style-name="Table2.C13" office:value-type="string">
            <text:p text:style-name="P22">2 ZELENKa</text:p>
          </table:table-cell>
        </table:table-row>
        <table:table-row>
          <table:table-cell table:style-name="Table2.A14" office:value-type="string">
            <text:p text:style-name="P22">2</text:p>
          </table:table-cell>
          <table:table-cell table:style-name="Table2.B14" office:value-type="string">
            <text:p text:style-name="P22">EKB LENINA 124 0</text:p>
          </table:table-cell>
          <table:table-cell table:style-name="Table2.C14" office:value-type="string">
            <text:p text:style-name="P22">5</text:p>
          </table:table-cell>
        </table:table-row>
        <table:table-row>
          <table:table-cell table:style-name="Table2.A15" office:value-type="string">
            <text:p text:style-name="P22">7</text:p>
          </table:table-cell>
          <table:table-cell table:style-name="Table2.B15" office:value-type="string">
            <text:p text:style-name="P22">7</text:p>
          </table:table-cell>
          <table:table-cell table:style-name="Table2.C15" office:value-type="string">
            <text:p text:style-name="P22">1 UFA</text:p>
          </table:table-cell>
        </table:table-row>
        <table:table-row>
          <table:table-cell table:style-name="Table2.A16" office:value-type="string">
            <text:p text:style-name="P22">8</text:p>
          </table:table-cell>
          <table:table-cell table:style-name="Table2.B16" office:value-type="string">
            <text:p text:style-name="P22">6</text:p>
          </table:table-cell>
          <table:table-cell table:style-name="Table2.C16" office:value-type="string">
            <text:p text:style-name="P22">5</text:p>
          </table:table-cell>
        </table:table-row>
        <table:table-row>
          <table:table-cell table:style-name="Table2.A17" office:value-type="string">
            <text:p text:style-name="P16"/>
          </table:table-cell>
          <table:table-cell table:style-name="Table2.B17" office:value-type="string">
            <text:p text:style-name="P22">1 4</text:p>
          </table:table-cell>
          <table:table-cell table:style-name="Table2.C17" office:value-type="string">
            <text:p text:style-name="P22">3 IsTrA</text:p>
          </table:table-cell>
        </table:table-row>
        <table:table-row>
          <table:table-cell table:style-name="Table2.A18" office:value-type="string">
            <text:p text:style-name="P16"/>
          </table:table-cell>
          <table:table-cell table:style-name="Table2.B18" office:value-type="string">
            <text:p text:style-name="P22">3</text:p>
          </table:table-cell>
          <table:table-cell table:style-name="Table2.C18" office:value-type="string">
            <text:p text:style-name="P22">6</text:p>
          </table:table-cell>
        </table:table-row>
        <table:table-row>
          <table:table-cell table:style-name="Table2.A19" office:value-type="string">
            <text:p text:style-name="P16"/>
          </table:table-cell>
          <table:table-cell table:style-name="Table2.B19" office:value-type="string">
            <text:p text:style-name="P22">1 4</text:p>
          </table:table-cell>
          <table:table-cell table:style-name="Table2.C19" office:value-type="string">
            <text:p text:style-name="P22">1 2</text:p>
          </table:table-cell>
        </table:table-row>
        <table:table-row>
          <table:table-cell table:style-name="Table2.A20" office:value-type="string">
            <text:p text:style-name="P16"/>
          </table:table-cell>
          <table:table-cell table:style-name="Table2.B20" office:value-type="string">
            <text:p text:style-name="P22">8</text:p>
          </table:table-cell>
          <table:table-cell table:style-name="Table2.C20" office:value-type="string">
            <text:p text:style-name="P22">8</text:p>
          </table:table-cell>
        </table:table-row>
      </table:table>
      <text:p text:style-name="P13"/>
      <text:list xml:id="list42521812546117" text:continue-numbering="true" text:style-name="WWNum1">
        <text:list-item>
          <text:p text:style-name="P26">Результаты выполнения тестов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test_01.txt</text:p>
          </table:table-cell>
          <table:table-cell table:style-name="Table3.A1" office:value-type="string">
            <text:p text:style-name="P19">test_02.txt</text:p>
          </table:table-cell>
          <table:table-cell table:style-name="Table3.C1" office:value-type="string">
            <text:p text:style-name="P19">test_03.txt</text:p>
          </table:table-cell>
        </table:table-row>
        <table:table-row>
          <table:table-cell table:style-name="Table3.A2" office:value-type="string">
            <text:p text:style-name="P17"/>
            <text:p text:style-name="P18"><text:s/><text:span text:style-name="T1">1 <text:s/>- добавить адрес</text:span></text:p>
            <text:p text:style-name="P21"><text:s/>2 <text:s/>- удалить адрес</text:p>
            <text:p text:style-name="P21"><text:s/>3 <text:s/>- сравнить два адреса</text:p>
            <text:p text:style-name="P21"><text:s/>4 <text:s/>- проверить принадлежность улице</text:p>
            <text:p text:style-name="P21"><text:s/>5 <text:s/>- проверить принадлежность городу</text:p>
            <text:p text:style-name="P21"><text:s/>6 <text:s/>- являются ли соседями</text:p>
            <text:p text:style-name="P21"><text:s/>7 <text:s/>- вывести список адресов</text:p>
            <text:p text:style-name="P21"><text:s/>8 <text:s/>- выйти</text:p>
            <text:p text:style-name="P21"/>
            <text:p text:style-name="P21">Адрес msk fest 4 3 успешно добавлен в список</text:p>
            <text:p text:style-name="P21">Адрес spb fest 4 3 успешно добавлен в список</text:p>
            <text:p text:style-name="P21">Адрес msK fesT 4 3 успешно добавлен в список</text:p>
            <text:p text:style-name="P21">Адреса НЕ равны</text:p>
            <text:p text:style-name="P21">Адреса равны</text:p>
            <text:p text:style-name="P21"/>
            <text:p text:style-name="P21">№<text:tab/>Город<text:tab/>Улица<text:tab/>Дом<text:tab/>Кватира</text:p>
            <text:p text:style-name="P21">1<text:tab/>msk<text:tab/>fest<text:tab/>3<text:tab/>4</text:p>
            <text:p text:style-name="P21">2<text:tab/>spb<text:tab/>fest<text:tab/>3<text:tab/>4</text:p>
            <text:p text:style-name="P21">3<text:tab/>msK<text:tab/>fesT<text:tab/>3<text:tab/>4</text:p>
            <text:p text:style-name="P21"/>
            <text:p text:style-name="P21">Адрес spb<text:tab/>fest<text:tab/>3<text:tab/>4 успешно <text:soft-page-break/>удален из списка</text:p>
            <text:p text:style-name="P21"/>
            <text:p text:style-name="P21">№<text:tab/>Город<text:tab/>Улица<text:tab/>Дом<text:tab/>Кватира</text:p>
            <text:p text:style-name="P21">1<text:tab/>msk<text:tab/>fest<text:tab/>3<text:tab/>4</text:p>
            <text:p text:style-name="P21">2<text:tab/>msK<text:tab/>fesT<text:tab/>3<text:tab/>4</text:p>
            <text:p text:style-name="P17"/>
          </table:table-cell>
          <table:table-cell table:style-name="Table3.B2" office:value-type="string">
            <text:p text:style-name="P20"/>
            <text:p text:style-name="P20"><text:s/>1 <text:s/>- добавить адрес</text:p>
            <text:p text:style-name="P20"><text:s/>2 <text:s/>- удалить адрес</text:p>
            <text:p text:style-name="P20"><text:s/>3 <text:s/>- сравнить два адреса</text:p>
            <text:p text:style-name="P20"><text:s/>4 <text:s/>- проверить принадлежность улице</text:p>
            <text:p text:style-name="P20"><text:s/>5 <text:s/>- проверить принадлежность городу</text:p>
            <text:p text:style-name="P20"><text:s/>6 <text:s/>- являются ли соседями</text:p>
            <text:p text:style-name="P20"><text:s/>7 <text:s/>- вывести список адресов</text:p>
            <text:p text:style-name="P20"><text:s/>8 <text:s/>- выйти</text:p>
            <text:p text:style-name="P20"/>
            <text:p text:style-name="P20">Адрес ekb lenina 123 1 успешно добавлен в список</text:p>
            <text:p text:style-name="P20">Адрес EKB LENINa 123 1 успешно добавлен в список</text:p>
            <text:p text:style-name="P20">Адрес ekb lenina 123 1 успешно добавлен в список</text:p>
            <text:p text:style-name="P20"/>
            <text:p text:style-name="P20">№<text:tab/>Город<text:tab/>Улица<text:tab/>Дом<text:tab/>Кватира</text:p>
            <text:p text:style-name="P20">1<text:tab/>ekb<text:tab/>lenina<text:tab/>1<text:tab/>123</text:p>
            <text:p text:style-name="P20">2<text:tab/>EKB<text:tab/>LENINa<text:tab/>1<text:tab/>123</text:p>
            <text:p text:style-name="P20">3<text:tab/>ekb<text:tab/>lenina<text:tab/>1<text:tab/>123</text:p>
            <text:p text:style-name="P20"/>
            <text:p text:style-name="P20"><text:soft-page-break/>Адреса совпадают</text:p>
            <text:p text:style-name="P20">Адреса совпадают</text:p>
            <text:p text:style-name="P20">Адрес EKB LENINA 124 0 успешно добавлен в список</text:p>
            <text:p text:style-name="P20"/>
            <text:p text:style-name="P20">№<text:tab/>Город<text:tab/>Улица<text:tab/>Дом<text:tab/>Кватира</text:p>
            <text:p text:style-name="P20">1<text:tab/>ekb<text:tab/>lenina<text:tab/>1<text:tab/>123</text:p>
            <text:p text:style-name="P20">2<text:tab/>EKB<text:tab/>LENINa<text:tab/>1<text:tab/>123</text:p>
            <text:p text:style-name="P20">3<text:tab/>ekb<text:tab/>lenina<text:tab/>1<text:tab/>123</text:p>
            <text:p text:style-name="P20">4<text:tab/>EKB<text:tab/>LENINA<text:tab/>0<text:tab/>124</text:p>
            <text:p text:style-name="P20"/>
            <text:p text:style-name="P20">Адреса под номерами 1 и 4 являются соседними</text:p>
            <text:p text:style-name="P20">Адреса НЕ равны</text:p>
          </table:table-cell>
          <table:table-cell table:style-name="Table3.C2" office:value-type="string">
            <text:p text:style-name="P20"/>
            <text:p text:style-name="P20"><text:s/>1 <text:s/>- добавить адрес</text:p>
            <text:p text:style-name="P20"><text:s/>2 <text:s/>- удалить адрес</text:p>
            <text:p text:style-name="P20"><text:s/>3 <text:s/>- сравнить два адреса</text:p>
            <text:p text:style-name="P20"><text:s/>4 <text:s/>- проверить принадлежность улице</text:p>
            <text:p text:style-name="P20"><text:s/>5 <text:s/>- проверить принадлежность городу</text:p>
            <text:p text:style-name="P20"><text:s/>6 <text:s/>- являются ли соседями</text:p>
            <text:p text:style-name="P20"><text:s/>7 <text:s/>- вывести список адресов</text:p>
            <text:p text:style-name="P20"><text:s/>8 <text:s/>- выйти</text:p>
            <text:p text:style-name="P20"/>
            <text:p text:style-name="P20">Адрес ufa zelenka 2 3 успешно добавлен в список</text:p>
            <text:p text:style-name="P20">Адрес ufa ZELENKA 4 5 успешно добавлен в список</text:p>
            <text:p text:style-name="P20">Адрес istra lenina 2 1 успешно добавлен в список</text:p>
            <text:p text:style-name="P20">Адрес под номером 1 действительно принадлежит улице zelenKA</text:p>
            <text:p text:style-name="P20">Адрес под номером 1 действительно принадлежит улице zelenka</text:p>
            <text:p text:style-name="P20">Адрес под номером 2 действительно принадлежит улице ZELENKa</text:p>
            <text:p text:style-name="P20">Адрес под номером 1 действительно принадлежит городу UFA</text:p>
            <text:p text:style-name="P20">Адрес под номером 3 действительно принадлежит городу IsTrA</text:p>
            <text:p text:style-name="P20"><text:soft-page-break/>Адреса под номерами 1 и 2 НЕ являются соседними</text:p>
          </table:table-cell>
        </table:table-row>
      </table:table>
      <text:p text:style-name="P10"/>
      <text:p text:style-name="P9"/>
      <text:list xml:id="list42521614365907" text:continue-numbering="true" text:style-name="WWNum1">
        <text:list-item>
          <text:p text:style-name="P25">Листинг программы</text:p>
        </text:list-item>
      </text:list>
      <text:p text:style-name="P11"/>
      <text:p text:style-name="P11">/*</text:p>
      <text:p text:style-name="P11">Короткевич Л. В.</text:p>
      <text:p text:style-name="P11">github.com/anxieuse</text:p>
      <text:p text:style-name="P11">Создать класс Address для работы с адресами домов. Адрес должен состоять из строк с названием города и улицы и чисел с номером дома и квартиры.</text:p>
      <text:p text:style-name="P11">Реализовать операции сравнения адресов, а также операции проверки принадлежности адреса к улице и городу.</text:p>
      <text:p text:style-name="P11">В операциях не должен учитываться регистр строки.</text:p>
      <text:p text:style-name="P11">Так же необходимо сделать операцию, которая возвращает истину если два адреса находятся по соседству (на одной улице в одном городе и дома стоят подряд).</text:p>
      <text:p text:style-name="P11">*/</text:p>
      <text:p text:style-name="P11"><text:s/></text:p>
      <text:p text:style-name="P11">#include &lt;iostream&gt;</text:p>
      <text:p text:style-name="P11">#include &lt;vector&gt;</text:p>
      <text:p text:style-name="P11">#include &lt;algorithm&gt;</text:p>
      <text:p text:style-name="P11">#include &lt;string&gt;</text:p>
      <text:p text:style-name="P11">#include &lt;stdio.h&gt;</text:p>
      <text:p text:style-name="P11"><text:s/></text:p>
      <text:p text:style-name="P11">// чтобы сравнивать строки без учета регистра</text:p>
      <text:p text:style-name="P11">std::string to_lower(const std::string &amp;str)</text:p>
      <text:p text:style-name="P11">{</text:p>
      <text:p text:style-name="P11"><text:s text:c="3"/>std::string copy = str;</text:p>
      <text:p text:style-name="P11"><text:s text:c="3"/>for (auto &amp;ch : copy)</text:p>
      <text:p text:style-name="P11"><text:s text:c="7"/>ch = tolower(ch);</text:p>
      <text:p text:style-name="P11"><text:s text:c="3"/>return copy;</text:p>
      <text:p text:style-name="P11">}</text:p>
      <text:p text:style-name="P11"><text:s/></text:p>
      <text:p text:style-name="P11">class Address</text:p>
      <text:p text:style-name="P11">{</text:p>
      <text:p text:style-name="P11">public:</text:p>
      <text:p text:style-name="P11"><text:s text:c="3"/>Address() : apt(0), house(0) {}</text:p>
      <text:p text:style-name="P11"><text:s text:c="3"/>Address(const std::string &amp;new_town, const std::string &amp;new_street,</text:p>
      <text:p text:style-name="P11"><text:soft-page-break/><text:s text:c="11"/>const int &amp;new_apt, const int &amp;new_house)</text:p>
      <text:p text:style-name="P11"><text:s text:c="3"/>{</text:p>
      <text:p text:style-name="P11"><text:s text:c="7"/>town = new_town;</text:p>
      <text:p text:style-name="P11"><text:s text:c="7"/>street = new_street;</text:p>
      <text:p text:style-name="P11"><text:s text:c="7"/>apt = new_apt;</text:p>
      <text:p text:style-name="P11"><text:s text:c="7"/>house = new_house;</text:p>
      <text:p text:style-name="P11"><text:s text:c="3"/>}</text:p>
      <text:p text:style-name="P11"><text:s text:c="3"/>bool operator==(Address const &amp;rhs) const</text:p>
      <text:p text:style-name="P11"><text:s text:c="3"/>{</text:p>
      <text:p text:style-name="P11"><text:s text:c="7"/>return to_lower(rhs.town) == to_lower(town) &amp;&amp;</text:p>
      <text:p text:style-name="P11"><text:s text:c="14"/>to_lower(rhs.street) == to_lower(street) &amp;&amp;</text:p>
      <text:p text:style-name="P11"><text:s text:c="14"/>rhs.apt == apt &amp;&amp;</text:p>
      <text:p text:style-name="P11"><text:s text:c="14"/>rhs.house == house;</text:p>
      <text:p text:style-name="P11"><text:s text:c="3"/>}</text:p>
      <text:p text:style-name="P11"><text:s text:c="3"/>// принадлежность городу</text:p>
      <text:p text:style-name="P11"><text:s text:c="3"/>bool inTown(std::string const &amp;aTown) const</text:p>
      <text:p text:style-name="P11"><text:s text:c="3"/>{</text:p>
      <text:p text:style-name="P11"><text:s text:c="7"/>return std::equal(town.begin(), town.end(), aTown.begin(),</text:p>
      <text:p text:style-name="P11"><text:s text:c="25"/>[](char a, char b) {</text:p>
      <text:p text:style-name="P11"><text:s text:c="29"/>return tolower(a) == tolower(b);</text:p>
      <text:p text:style-name="P11"><text:s text:c="25"/>});</text:p>
      <text:p text:style-name="P11"><text:s text:c="3"/>}</text:p>
      <text:p text:style-name="P11"><text:s text:c="3"/>// принадлежность улице</text:p>
      <text:p text:style-name="P11"><text:s text:c="3"/>bool inStreet(std::string const &amp;aStreet) const</text:p>
      <text:p text:style-name="P11"><text:s text:c="3"/>{</text:p>
      <text:p text:style-name="P11"><text:s text:c="7"/>return std::equal(street.begin(), street.end(), aStreet.begin(),</text:p>
      <text:p text:style-name="P11"><text:s text:c="25"/>[](char a, char b) {</text:p>
      <text:p text:style-name="P11"><text:s text:c="29"/>return tolower(a) == tolower(b);</text:p>
      <text:p text:style-name="P11"><text:s text:c="25"/>});</text:p>
      <text:p text:style-name="P11"><text:s text:c="3"/>}</text:p>
      <text:p text:style-name="P11"><text:s text:c="3"/>// является ли соседом</text:p>
      <text:p text:style-name="P11"><text:s text:c="3"/>bool isNeighs(Address const &amp;rhs) const</text:p>
      <text:p text:style-name="P11"><text:s text:c="3"/>{</text:p>
      <text:p text:style-name="P11"><text:s text:c="7"/>if (!(to_lower(rhs.town) == to_lower(town) &amp;&amp;</text:p>
      <text:p text:style-name="P11"><text:s text:c="13"/>to_lower(rhs.street) == to_lower(street)))</text:p>
      <text:p text:style-name="P11"><text:s text:c="11"/>return false;</text:p>
      <text:p text:style-name="P11"><text:s text:c="7"/>return abs(rhs.apt - apt) &lt;= 1;</text:p>
      <text:p text:style-name="P11"><text:s text:c="3"/>}</text:p>
      <text:p text:style-name="P11"><text:s text:c="3"/>// вывести всю информацию об одном адресе</text:p>
      <text:p text:style-name="P11"><text:s text:c="3"/>void display() const</text:p>
      <text:p text:style-name="P11"><text:s text:c="3"/>{</text:p>
      <text:p text:style-name="P11"><text:s text:c="7"/>std::cout &lt;&lt; town &lt;&lt; "\t" &lt;&lt; street &lt;&lt; "\t" &lt;&lt; house &lt;&lt; "\t" &lt;&lt; apt;</text:p>
      <text:p text:style-name="P11"><text:s text:c="3"/>}</text:p>
      <text:p text:style-name="P11"><text:s/></text:p>
      <text:p text:style-name="P11">private:</text:p>
      <text:p text:style-name="P11"><text:s text:c="3"/>std::string town, street; // название города, улицы</text:p>
      <text:p text:style-name="P11"><text:s text:c="3"/>int apt, house; <text:s text:c="10"/>// номер дома, квартиры</text:p>
      <text:p text:style-name="P11">};</text:p>
      <text:p text:style-name="P11"><text:s/></text:p>
      <text:p text:style-name="P11">int main()</text:p>
      <text:p text:style-name="P11">{</text:p>
      <text:p text:style-name="P11"><text:s text:c="3"/>std::string town, street;</text:p>
      <text:p text:style-name="P11"><text:s text:c="3"/>int apt, house, idToDel, id, id1, id2;</text:p>
      <text:p text:style-name="P11"><text:soft-page-break/><text:s text:c="3"/>std::vector&lt;Address&gt; ads;</text:p>
      <text:p text:style-name="P11"><text:s/></text:p>
      <text:p text:style-name="P11"><text:s text:c="3"/>int command_idx;</text:p>
      <text:p text:style-name="P11"><text:s text:c="3"/>bool input = true;</text:p>
      <text:p text:style-name="P11"><text:s text:c="3"/>std::cout &lt;&lt; '\n'</text:p>
      <text:p text:style-name="P11"><text:s text:c="13"/>&lt;&lt; " 1 <text:s/>- добавить адрес" &lt;&lt; '\n'</text:p>
      <text:p text:style-name="P11"><text:s text:c="13"/>&lt;&lt; " 2 <text:s/>- удалить адрес" &lt;&lt; '\n'</text:p>
      <text:p text:style-name="P11"><text:s text:c="13"/>&lt;&lt; " 3 <text:s/>- сравнить два адреса" &lt;&lt; '\n'</text:p>
      <text:p text:style-name="P11"><text:s text:c="13"/>&lt;&lt; " 4 <text:s/>- проверить принадлежность улице" &lt;&lt; '\n'</text:p>
      <text:p text:style-name="P11"><text:s text:c="13"/>&lt;&lt; " 5 <text:s/>- проверить принадлежность городу" &lt;&lt; '\n'</text:p>
      <text:p text:style-name="P11"><text:s text:c="13"/>&lt;&lt; " 6 <text:s/>- являются ли соседями" &lt;&lt; '\n'</text:p>
      <text:p text:style-name="P11"><text:s text:c="13"/>&lt;&lt; " 7 <text:s/>- вывести список адресов" &lt;&lt; '\n'</text:p>
      <text:p text:style-name="P11"><text:s text:c="13"/>&lt;&lt; " 8 <text:s/>- выйти\n"</text:p>
      <text:p text:style-name="P11"><text:s text:c="13"/>&lt;&lt; '\n';</text:p>
      <text:p text:style-name="P11"><text:s text:c="3"/>while (input)</text:p>
      <text:p text:style-name="P11"><text:s text:c="3"/>{</text:p>
      <text:p text:style-name="P11"><text:s text:c="7"/>std::cin &gt;&gt; command_idx;</text:p>
      <text:p text:style-name="P11"><text:s text:c="7"/>switch (command_idx)</text:p>
      <text:p text:style-name="P11"><text:s text:c="7"/>{</text:p>
      <text:p text:style-name="P11"><text:s text:c="11"/>case 1:</text:p>
      <text:p text:style-name="P11"><text:s text:c="11"/>{</text:p>
      <text:p text:style-name="P11"><text:s text:c="15"/>std::cin &gt;&gt; town &gt;&gt; street &gt;&gt; apt &gt;&gt; house;</text:p>
      <text:p text:style-name="P11"><text:s text:c="15"/>printf("Адрес %s %s %d %d успешно добавлен в список\n", town.c_str(), street.c_str(), apt, house);</text:p>
      <text:p text:style-name="P11"><text:s text:c="15"/>ads.push_back({town, street, apt, house});</text:p>
      <text:p text:style-name="P11"><text:s text:c="15"/>break;</text:p>
      <text:p text:style-name="P11"><text:s text:c="11"/>}</text:p>
      <text:p text:style-name="P11"><text:s text:c="11"/>case 2:</text:p>
      <text:p text:style-name="P11"><text:s text:c="11"/>{</text:p>
      <text:p text:style-name="P11"><text:s text:c="15"/>std::cin &gt;&gt; idToDel;</text:p>
      <text:p text:style-name="P11"><text:s text:c="15"/>--idToDel;</text:p>
      <text:p text:style-name="P11"><text:s text:c="15"/>if (idToDel &lt; ads.size() &amp;&amp; idToDel &gt;= 0)</text:p>
      <text:p text:style-name="P11"><text:s text:c="15"/>{</text:p>
      <text:p text:style-name="P11"><text:s text:c="19"/>std::cout &lt;&lt; "Адрес ";</text:p>
      <text:p text:style-name="P11"><text:s text:c="19"/>ads[idToDel].display();</text:p>
      <text:p text:style-name="P11"><text:s text:c="19"/>std::cout &lt;&lt; " успешно удален из списка\n";</text:p>
      <text:p text:style-name="P11"><text:s text:c="19"/>ads.erase(ads.begin() + idToDel);</text:p>
      <text:p text:style-name="P11"><text:s text:c="15"/>}</text:p>
      <text:p text:style-name="P11"><text:s text:c="15"/>else</text:p>
      <text:p text:style-name="P11"><text:s text:c="15"/>{</text:p>
      <text:p text:style-name="P11"><text:s text:c="19"/>std::cout &lt;&lt; "Введен некорректный индекс\n";</text:p>
      <text:p text:style-name="P11"><text:s text:c="15"/>}</text:p>
      <text:p text:style-name="P11"><text:s text:c="15"/>break;</text:p>
      <text:p text:style-name="P11"><text:s text:c="11"/>}</text:p>
      <text:p text:style-name="P11"><text:s text:c="11"/>case 3:</text:p>
      <text:p text:style-name="P11"><text:s text:c="11"/>{</text:p>
      <text:p text:style-name="P11"><text:s text:c="15"/>std::cin &gt;&gt; id1 &gt;&gt; id2;</text:p>
      <text:p text:style-name="P11"><text:s text:c="15"/>if (ads[id1 - 1] == ads[id2 - 1])</text:p>
      <text:p text:style-name="P11"><text:s text:c="15"/>{</text:p>
      <text:p text:style-name="P11"><text:s text:c="19"/>std::cout &lt;&lt; "Адреса равны\n";</text:p>
      <text:p text:style-name="P11"><text:s text:c="15"/>}</text:p>
      <text:p text:style-name="P11"><text:s text:c="15"/>else</text:p>
      <text:p text:style-name="P11"><text:s text:c="15"/>{</text:p>
      <text:p text:style-name="P11"><text:soft-page-break/><text:s text:c="19"/>std::cout &lt;&lt; "Адреса НЕ равны\n";</text:p>
      <text:p text:style-name="P11"><text:s text:c="15"/>}</text:p>
      <text:p text:style-name="P11"><text:s text:c="15"/>break;</text:p>
      <text:p text:style-name="P11"><text:s text:c="11"/>}</text:p>
      <text:p text:style-name="P11"><text:s text:c="11"/>case 4:</text:p>
      <text:p text:style-name="P11"><text:s text:c="11"/>{</text:p>
      <text:p text:style-name="P11"><text:s text:c="15"/>std::cin &gt;&gt; id &gt;&gt; street;</text:p>
      <text:p text:style-name="P11"><text:s text:c="15"/>if (ads[id - 1].inStreet(street))</text:p>
      <text:p text:style-name="P11"><text:s text:c="15"/>{</text:p>
      <text:p text:style-name="P11"><text:s text:c="19"/>printf("Адрес под номером %d действительно принадлежит улице %s\n", id, street.c_str());</text:p>
      <text:p text:style-name="P11"><text:s text:c="15"/>}</text:p>
      <text:p text:style-name="P11"><text:s text:c="15"/>else</text:p>
      <text:p text:style-name="P11"><text:s text:c="15"/>{</text:p>
      <text:p text:style-name="P11"><text:s text:c="19"/>printf("Адрес под номером %d НЕ принадлежит улице %s\n", id, street.c_str());</text:p>
      <text:p text:style-name="P11"><text:s text:c="15"/>}</text:p>
      <text:p text:style-name="P11"><text:s text:c="15"/>break;</text:p>
      <text:p text:style-name="P11"><text:s text:c="11"/>}</text:p>
      <text:p text:style-name="P11"><text:s text:c="11"/>case 5:</text:p>
      <text:p text:style-name="P11"><text:s text:c="11"/>{</text:p>
      <text:p text:style-name="P11"><text:s text:c="15"/>std::cin &gt;&gt; id &gt;&gt; town;</text:p>
      <text:p text:style-name="P11"><text:s text:c="15"/>if (ads[id - 1].inTown(town))</text:p>
      <text:p text:style-name="P11"><text:s text:c="15"/>{</text:p>
      <text:p text:style-name="P11"><text:s text:c="19"/>printf("Адрес под номером %d действительно принадлежит городу %s\n", id, town.c_str());</text:p>
      <text:p text:style-name="P11"><text:s text:c="15"/>}</text:p>
      <text:p text:style-name="P11"><text:s text:c="15"/>else</text:p>
      <text:p text:style-name="P11"><text:s text:c="15"/>{</text:p>
      <text:p text:style-name="P11"><text:s text:c="19"/>printf("Адрес под номером %d НЕ принадлежит городу %s\n", id, town.c_str());</text:p>
      <text:p text:style-name="P11"><text:s text:c="15"/>}</text:p>
      <text:p text:style-name="P11"><text:s text:c="15"/>break;</text:p>
      <text:p text:style-name="P11"><text:s text:c="11"/>}</text:p>
      <text:p text:style-name="P11"><text:s text:c="11"/>case 6:</text:p>
      <text:p text:style-name="P11"><text:s text:c="11"/>{</text:p>
      <text:p text:style-name="P11"><text:s text:c="15"/>std::cin &gt;&gt; id1 &gt;&gt; id2;</text:p>
      <text:p text:style-name="P11"><text:s text:c="15"/>if (ads[id1 - 1].Address::isNeighs(ads[id2 - 1]))</text:p>
      <text:p text:style-name="P11"><text:s text:c="15"/>{</text:p>
      <text:p text:style-name="P11"><text:s text:c="19"/>if (ads[id1 - 1] == ads[id2 - 1])</text:p>
      <text:p text:style-name="P11"><text:s text:c="23"/>printf("Адреса совпадают\n");</text:p>
      <text:p text:style-name="P11"><text:s text:c="19"/>else</text:p>
      <text:p text:style-name="P11"><text:s text:c="23"/>printf("Адреса под номерами %d и %d являются соседними\n", id1, id2);</text:p>
      <text:p text:style-name="P11"><text:s text:c="15"/>}</text:p>
      <text:p text:style-name="P11"><text:s text:c="15"/>else</text:p>
      <text:p text:style-name="P11"><text:s text:c="15"/>{</text:p>
      <text:p text:style-name="P11"><text:s text:c="19"/>printf("Адреса под номерами %d и %d НЕ являются соседними\n", id1, id2);</text:p>
      <text:p text:style-name="P11"><text:s text:c="15"/>}</text:p>
      <text:p text:style-name="P11"><text:s text:c="15"/>break;</text:p>
      <text:p text:style-name="P11"><text:s text:c="11"/>}</text:p>
      <text:p text:style-name="P11"><text:s text:c="11"/>case 7:</text:p>
      <text:p text:style-name="P11"><text:s text:c="11"/>{</text:p>
      <text:p text:style-name="P11"><text:s text:c="15"/>if (ads.size() == 0)</text:p>
      <text:p text:style-name="P11"><text:s text:c="15"/>{</text:p>
      <text:p text:style-name="P11"><text:s text:c="19"/>std::cout &lt;&lt; "Список адресов пуст\n";</text:p>
      <text:p text:style-name="P11"><text:soft-page-break/><text:s text:c="15"/>}</text:p>
      <text:p text:style-name="P11"><text:s text:c="15"/>else</text:p>
      <text:p text:style-name="P11"><text:s text:c="15"/>{</text:p>
      <text:p text:style-name="P11"><text:s text:c="19"/>printf("\n№\tГород\tУлица\tДом\tКватира\n");</text:p>
      <text:p text:style-name="P11"><text:s text:c="19"/>for (auto &amp;x : ads)</text:p>
      <text:p text:style-name="P11"><text:s text:c="19"/>{</text:p>
      <text:p text:style-name="P11"><text:s text:c="23"/>std::cout &lt;&lt; &amp;x - &amp;ads[0] + 1 &lt;&lt; '\t';</text:p>
      <text:p text:style-name="P11"><text:s text:c="23"/>x.Address::display();</text:p>
      <text:p text:style-name="P11"><text:s text:c="23"/>std::cout &lt;&lt; '\n';</text:p>
      <text:p text:style-name="P11"><text:s text:c="19"/>}</text:p>
      <text:p text:style-name="P11"><text:s text:c="19"/>std::cout &lt;&lt; '\n';</text:p>
      <text:p text:style-name="P11"><text:s text:c="15"/>}</text:p>
      <text:p text:style-name="P11"><text:s text:c="15"/>break;</text:p>
      <text:p text:style-name="P11"><text:s text:c="11"/>}</text:p>
      <text:p text:style-name="P11"><text:s text:c="11"/>case 8:</text:p>
      <text:p text:style-name="P11"><text:s text:c="11"/>{</text:p>
      <text:p text:style-name="P11"><text:s text:c="15"/>input = false;</text:p>
      <text:p text:style-name="P11"><text:s text:c="15"/>break;</text:p>
      <text:p text:style-name="P11"><text:s text:c="11"/>}</text:p>
      <text:p text:style-name="P11"><text:s text:c="7"/>}</text:p>
      <text:p text:style-name="P11"><text:s text:c="3"/>}</text:p>
      <text:p text:style-name="P11">}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3.2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6T04:22:48.295110414</dc:date>
    <meta:editing-duration>PT16M49S</meta:editing-duration>
    <meta:editing-cycles>2</meta:editing-cycles>
    <meta:document-statistic meta:table-count="3" meta:image-count="0" meta:object-count="0" meta:page-count="8" meta:paragraph-count="373" meta:word-count="1346" meta:character-count="10080" meta:non-whitespace-character-count="6872"/>
  </office:meta>
</office:document-meta>
</file>